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Arial1" svg:font-family="Arial, Helvetica, sans-serif"/>
    <style:font-face style:name="Monaco" svg:font-family="Monaco, Courier, 'Courier New'"/>
    <style:font-face style:name="OpenSymbol" svg:font-family="OpenSymbol"/>
    <style:font-face style:name="Poppins" svg:font-family="Poppins, sans-serif"/>
    <style:font-face style:name="SFMono-Regular" svg:font-family="SFMono-Regular, Menlo, Monaco, Consolas, 'Liberation Mono', 'Courier New', monospace"/>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font-size="12pt" style:font-size-asian="12pt" style:font-size-complex="12pt"/>
    </style:style>
    <style:style style:name="P2" style:family="paragraph" style:parent-style-name="Standard" style:list-style-name="L5">
      <style:text-properties style:font-name="Calibri" fo:font-size="12pt" style:font-size-asian="12pt" style:font-size-complex="12pt"/>
    </style:style>
    <style:style style:name="P3" style:family="paragraph" style:parent-style-name="Standard" style:list-style-name="L6">
      <style:text-properties style:font-name="Calibri" fo:font-size="12pt" style:font-size-asian="12pt" style:font-size-complex="12pt"/>
    </style:style>
    <style:style style:name="P4" style:family="paragraph" style:parent-style-name="Standard" style:list-style-name="L7">
      <style:text-properties style:font-name="Calibri" fo:font-size="12pt" style:font-size-asian="12pt" style:font-size-complex="12pt"/>
    </style:style>
    <style:style style:name="P5" style:family="paragraph" style:parent-style-name="Standard" style:list-style-name="L8">
      <style:text-properties style:font-name="Calibri" fo:font-size="12pt" style:font-size-asian="12pt" style:font-size-complex="12pt"/>
    </style:style>
    <style:style style:name="P6" style:family="paragraph" style:parent-style-name="Standard">
      <style:text-properties style:font-name="Calibri" fo:font-size="12pt" fo:font-weight="bold" style:font-size-asian="12pt" style:font-weight-asian="bold" style:font-size-complex="12pt" style:font-weight-complex="bold"/>
    </style:style>
    <style:style style:name="P7" style:family="paragraph" style:parent-style-name="Standard">
      <style:text-properties style:font-name="Calibri" fo:font-size="16pt" fo:font-weight="bold" style:font-size-asian="16pt" style:font-weight-asian="bold" style:font-size-complex="16pt" style:font-weight-complex="bold"/>
    </style:style>
    <style:style style:name="P8" style:family="paragraph" style:parent-style-name="Standard">
      <style:text-properties style:font-name="Calibri" fo:font-size="13pt" fo:font-weight="bold" style:font-size-asian="13pt" style:font-weight-asian="bold" style:font-size-complex="13pt" style:font-weight-complex="bold"/>
    </style:style>
    <style:style style:name="P9" style:family="paragraph" style:parent-style-name="Standard">
      <style:text-properties style:font-name="Calibri" fo:font-size="10pt" style:font-size-asian="10pt" style:font-size-complex="10pt"/>
    </style:style>
    <style:style style:name="P10" style:family="paragraph" style:parent-style-name="Standard" style:list-style-name="L5"/>
    <style:style style:name="P11" style:family="paragraph" style:parent-style-name="Standard" style:list-style-name="L6">
      <style:text-properties fo:color="#00cc00" style:font-name="Calibri" fo:font-size="12pt" style:font-size-asian="12pt" style:font-size-complex="12pt"/>
    </style:style>
    <style:style style:name="P12" style:family="paragraph" style:parent-style-name="Standard">
      <style:text-properties fo:color="#0084d1" style:font-name="Calibri" fo:font-size="10pt" fo:font-weight="bold" style:font-size-asian="10pt" style:font-weight-asian="bold" style:font-size-complex="10pt" style:font-weight-complex="bold"/>
    </style:style>
    <style:style style:name="P13" style:family="paragraph" style:parent-style-name="Standard">
      <style:text-properties fo:color="#0084d1" style:font-name="Calibri" fo:font-size="10pt" style:font-size-asian="10pt" style:font-size-complex="10pt"/>
    </style:style>
    <style:style style:name="P14" style:family="paragraph" style:parent-style-name="Standard" style:list-style-name="L6">
      <style:text-properties fo:color="#ff0000" style:font-name="Calibri" fo:font-size="12pt" fo:font-weight="bold" style:font-size-asian="12pt" style:font-weight-asian="bold" style:font-size-complex="12pt" style:font-weight-complex="bold"/>
    </style:style>
    <style:style style:name="P15" style:family="paragraph" style:parent-style-name="Standard">
      <style:paragraph-properties fo:break-before="page"/>
      <style:text-properties style:font-name="Calibri" fo:font-size="12pt" style:font-size-asian="12pt" style:font-size-complex="12pt"/>
    </style:style>
    <style:style style:name="P16" style:family="paragraph" style:parent-style-name="Preformatted_20_Text">
      <style:paragraph-properties fo:margin-left="0.794cm" fo:margin-right="0.794cm" fo:margin-top="0cm" fo:margin-bottom="0cm" fo:orphans="2" fo:widows="2" fo:text-indent="0cm" style:auto-text-indent="false"/>
      <style:text-properties fo:font-variant="normal" fo:text-transform="none" fo:color="#000000" style:font-name="Calibri" fo:font-size="10pt" fo:letter-spacing="normal" fo:font-style="normal" fo:font-weight="normal" style:font-size-asian="10pt" style:font-size-complex="10pt"/>
    </style:style>
    <style:style style:name="P17" style:family="paragraph" style:parent-style-name="Preformatted_20_Text">
      <style:paragraph-properties fo:margin-left="0.794cm" fo:margin-right="0.794cm" fo:margin-top="0cm" fo:margin-bottom="0cm" fo:orphans="2" fo:widows="2" fo:text-indent="0cm" style:auto-text-indent="false"/>
      <style:text-properties fo:font-variant="normal" fo:text-transform="none" fo:color="#000000" style:font-name="Calibri" fo:font-size="10pt" fo:letter-spacing="normal" style:font-size-asian="10pt" style:font-size-complex="10pt"/>
    </style:style>
    <style:style style:name="T1" style:family="text">
      <style:text-properties fo:font-weight="bold" style:font-weight-asian="bold" style:font-weight-complex="bold"/>
    </style:style>
    <style:style style:name="T2" style:family="text">
      <style:text-properties style:font-name="Calibri" fo:font-size="12pt" style:font-size-asian="12pt" style:font-size-complex="12pt"/>
    </style:style>
    <style:style style:name="T3" style:family="text">
      <style:text-properties style:font-name="Calibri" fo:font-size="12pt" fo:font-style="italic" fo:font-weight="bold" style:font-size-asian="12pt" style:font-style-asian="italic" style:font-weight-asian="bold" style:font-size-complex="12pt" style:font-style-complex="italic" style:font-weight-complex="bold"/>
    </style:style>
    <style:style style:name="T4" style:family="text">
      <style:text-properties fo:color="#800000" style:font-name="Calibri" fo:font-size="12pt" fo:font-weight="bold" style:font-size-asian="12pt" style:font-weight-asian="bold" style:font-size-complex="12pt" style:font-weight-complex="bold"/>
    </style:style>
    <style:style style:name="T5" style:family="text">
      <style:text-properties fo:color="#800000" fo:font-weight="bold" style:font-weight-asian="bold" style:font-weight-complex="bold"/>
    </style:style>
    <style:style style:name="T6" style:family="text">
      <style:text-properties fo:color="#3399ff" fo:font-weight="bold" style:font-weight-asian="bold" style:font-weight-complex="bold"/>
    </style:style>
    <style:style style:name="T7" style:family="text">
      <style:text-properties fo:color="#3399ff" style:font-name="Calibri" fo:font-size="12pt" fo:font-style="italic" fo:font-weight="normal" style:font-size-asian="12pt" style:font-style-asian="italic" style:font-weight-asian="normal" style:font-size-complex="12pt" style:font-style-complex="italic" style:font-weight-complex="normal"/>
    </style:style>
    <style:style style:name="T8" style:family="text">
      <style:text-properties fo:color="#3399ff" fo:font-weight="normal" style:font-weight-asian="normal" style:font-weight-complex="normal"/>
    </style:style>
    <style:style style:name="T9" style:family="text">
      <style:text-properties fo:color="#3399ff" fo:font-style="italic" fo:font-weight="normal" style:font-style-asian="italic" style:font-weight-asian="normal" style:font-style-complex="italic" style:font-weight-complex="normal"/>
    </style:style>
    <style:style style:name="T10" style:family="text">
      <style:text-properties fo:color="#3399ff" fo:font-style="italic" fo:font-weight="bold" style:font-style-asian="italic" style:font-weight-asian="bold" style:font-style-complex="italic" style:font-weight-complex="bold"/>
    </style:style>
    <style:style style:name="T11" style:family="text">
      <style:text-properties fo:font-variant="normal" fo:text-transform="none" fo:color="#09569d" style:text-line-through-style="none" style:font-name="Arial1" fo:font-size="9pt" fo:letter-spacing="normal" fo:font-style="normal" style:text-underline-style="none" fo:font-weight="normal" style:text-blinking="false" style:font-style-asian="italic" style:font-weight-asian="normal" style:font-style-complex="italic" style:font-weight-complex="normal"/>
    </style:style>
    <style:style style:name="T12" style:family="text">
      <style:text-properties fo:font-variant="normal" fo:text-transform="none" fo:color="#000000" style:font-name="Calibri" fo:font-size="10pt" fo:letter-spacing="normal" fo:font-style="normal" fo:font-weight="normal" style:font-size-asian="10pt" style:font-size-complex="10pt"/>
    </style:style>
    <style:style style:name="T13" style:family="text">
      <style:text-properties fo:font-variant="normal" fo:text-transform="none" fo:color="#000000" fo:font-size="10pt" fo:letter-spacing="normal" fo:font-style="normal" fo:font-weight="normal" style:font-size-asian="10pt" style:font-size-complex="10pt"/>
    </style:style>
    <style:style style:name="T14" style:family="text">
      <style:text-properties fo:font-style="normal" fo:font-weight="normal"/>
    </style:style>
    <style:style style:name="T15" style:family="text">
      <style:text-properties fo:font-weight="normal" style:font-weight-asian="normal" style:font-weight-complex="normal"/>
    </style:style>
    <style:style style:name="T16" style:family="text">
      <style:text-properties fo:color="#7e0021" fo:font-weight="bold" style:font-weight-asian="bold" style:font-weight-complex="bold"/>
    </style:style>
    <style:style style:name="T17" style:family="text">
      <style:text-properties fo:color="#7e0021" style:font-name="Calibri" fo:font-size="12pt" fo:font-weight="bold" style:font-size-asian="12pt" style:font-weight-asian="bold" style:font-size-complex="12pt" style:font-weight-complex="bold"/>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color="#ff3300" fo:font-style="italic" style:font-style-asian="italic" style:font-style-complex="italic"/>
    </style:style>
    <style:style style:name="T20" style:family="text">
      <style:text-properties fo:color="#00cc00" fo:font-style="italic" style:font-style-asian="italic" style:font-style-complex="italic"/>
    </style:style>
    <style:style style:name="T21" style:family="text">
      <style:text-properties fo:color="#00cc00" fo:font-style="italic" fo:font-weight="bold" style:font-style-asian="italic" style:font-weight-asian="bold" style:font-style-complex="italic" style:font-weight-complex="bold"/>
    </style:style>
    <style:style style:name="T22" style:family="text">
      <style:text-properties style:use-window-font-color="true" fo:font-style="normal" style:font-style-asian="normal" style:font-style-complex="normal"/>
    </style:style>
    <style:style style:name="T23" style:family="text">
      <style:text-properties fo:color="#0084d1" style:font-name="Calibri" fo:font-size="12pt" fo:font-style="italic" fo:font-weight="normal" style:font-size-asian="12pt" style:font-style-asian="italic" style:font-weight-asian="normal" style:font-size-complex="12pt" style:font-style-complex="italic" style:font-weight-complex="normal"/>
    </style:style>
    <style:style style:name="T24" style:family="text">
      <style:text-properties fo:color="#0084d1" style:font-name="Calibri" fo:font-size="12pt" fo:font-style="italic" style:font-size-asian="12pt" style:font-style-asian="italic" style:font-size-complex="12pt" style:font-style-complex="italic"/>
    </style:style>
    <style:style style:name="T25" style:family="text">
      <style:text-properties fo:color="#0084d1" fo:font-style="italic" style:font-style-asian="italic" style:font-style-complex="italic"/>
    </style:style>
    <style:style style:name="T26" style:family="text">
      <style:text-properties fo:color="#ff0000" fo:font-weight="bold" style:font-weight-asian="bold" style:font-weight-complex="bol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area para DI01.</text:p>
      <text:p text:style-name="P1"/>
      <text:p text:style-name="P8">Detalles de la tarea de esta unidad.</text:p>
      <text:p text:style-name="P1"/>
      <text:p text:style-name="P6">Enunciado.</text:p>
      <text:p text:style-name="P1">La empresa BK continua con el desarrollo de las interfaces para la aplicación de gestión hotelera y solicitan tu ayuda para completar las interfaces que necesitan. Entre otras, la empresa tiene la necesidad de cubrir la reserva de salones disponibles para convenciones, eventos, congresos, etc. La práctica que debes realizar consiste en crear una interfaz que permita gestionar la reserva de uno de estos salones, llamado "Salón Habana". Los requisitos que debe cumplir esta interfaz son:</text:p>
      <text:p text:style-name="P1"/>
      <text:list xml:id="list7736106799147667944" text:style-name="L5">
        <text:list-item>
          <text:p text:style-name="P10"><text:span text:style-name="T2">Se debe escribir el </text:span><text:span text:style-name="T4">nombre y teléfono </text:span><text:span text:style-name="T23">(Jlabel) </text:span><text:span text:style-name="T2">de contacto de la persona que hace la reserva.</text:span></text:p>
        </text:list-item>
        <text:list-item>
          <text:p text:style-name="P2">Hay que cumplimentar:</text:p>
          <text:list>
            <text:list-item>
              <text:p text:style-name="P2"><text:span text:style-name="T5">Fecha del evento</text:span>. Utiliza un <text:span text:style-name="T6">spinner </text:span><text:span text:style-name="T9">(JSpinner - SpinnerDateModel)</text:span><text:span text:style-name="T10"> </text:span>al que deberás modificar el modelo.</text:p>
            </text:list-item>
            <text:list-item>
              <text:p text:style-name="P2"><text:span text:style-name="T16">Tipo</text:span>, se puede escoger entre <text:span text:style-name="T18">banquete, jornada o congreso.</text:span> Componente a tu criterio. <text:span text:style-name="T25">(JComboBox)</text:span></text:p>
            </text:list-item>
            <text:list-item>
              <text:p text:style-name="P2"><text:span text:style-name="T16">Número de personas </text:span><text:span text:style-name="T6"><text:s/></text:span><text:span text:style-name="T9">(JSpinner – SpinnerNumberModel ????)</text:span><text:span text:style-name="T10"> </text:span>que asistirán. Componente a tu criterio.</text:p>
            </text:list-item>
            <text:list-item>
              <text:p text:style-name="P10"><text:span text:style-name="T17">Tipo de cocina </text:span><text:span text:style-name="T2">que se precisará, a elegir entre </text:span><text:span text:style-name="T3">bufé, carta, pedir cita con el chef o no precisa.</text:span><text:span text:style-name="T2"> Componente a tu criterio </text:span><text:span text:style-name="T24">(JcomboBox o </text:span><text:span text:style-name="T7">JSpinner – SpinnerListModel</text:span><text:span text:style-name="T24">)</text:span><text:span text:style-name="T2">.</text:span></text:p>
            </text:list-item>
          </text:list>
        </text:list-item>
        <text:list-item>
          <text:p text:style-name="P2"><text:span text:style-name="T20">Si el evento es un congreso se debe preguntar el </text:span><text:span text:style-name="T21">número de jornadas </text:span><text:span text:style-name="T20">del congreso</text:span><text:span text:style-name="T21"> y si se requerirán habitaciones </text:span><text:span text:style-name="T20">para los asistentes al evento. </text:span><text:span text:style-name="T22">Esto puedes hacerlo añadiendo los componentes necesarios con la propiedad enabled a falso.</text:span></text:p>
        </text:list-item>
        <text:list-item>
          <text:p text:style-name="P2"><text:span text:style-name="T19">Las reservas deben quedar guardadas aunque sea simplemente en un array </text:span>y por tanto deberemos habilitar un botón o una opción del menú, o ambos cosas, para poder ver dichas reservas.</text:p>
        </text:list-item>
      </text:list>
      <text:p text:style-name="P1"/>
      <text:p text:style-name="P12">SpinnerListModel</text:p>
      <text:p text:style-name="P9">The SpinnerListModel is a model whose values are defined by an array of objects or a List object. The Month spinner in the SpinnerDemo example uses this model, initialized with an array derived from the value returned by the getMonths method of the java.text.DateFormatSymbols class. See SpinnerDemo.java for details.</text:p>
      <text:p text:style-name="P9"/>
      <text:p text:style-name="P12">SpinnerNumberModel</text:p>
      <text:p text:style-name="P9">The SpinnerNumberModel supports sequences of numbers which can be expressed as double objects, int objects, or Number objects. You can specify the minimum and maximum allowable values, as well as the step size — the amount of each increment or decrement. The Year spinner uses this model, created with the following code:</text:p>
      <text:p text:style-name="P9">SpinnerModel model =</text:p>
      <text:p text:style-name="P9"><text:s text:c="8"/>new SpinnerNumberModel(currentYear, //initial value</text:p>
      <text:p text:style-name="P9"><text:s text:c="31"/>currentYear - 100, //min</text:p>
      <text:p text:style-name="P9"><text:s text:c="31"/>currentYear + 100, //max</text:p>
      <text:p text:style-name="P9"><text:s text:c="31"/>1); <text:s text:c="15"/>//step</text:p>
      <text:p text:style-name="P9"><text:span text:style-name="T6"/></text:p>
      <text:p text:style-name="P13"><text:span text:style-name="T1">spinner </text:span><text:span text:style-name="T15">(SpinnerDateModel)</text:span><text:span text:style-name="T1"> </text:span></text:p>
      <text:p text:style-name="P1"><text:span text:style-name="T13">The </text:span><text:span text:style-name="Source_20_Text"><text:span text:style-name="T12">SpinnerDateModel </text:span></text:span><text:span text:style-name="T13">supports sequences of </text:span><text:span text:style-name="Source_20_Text"><text:span text:style-name="T12">Date </text:span></text:span><text:span text:style-name="T13">objects. You can specify the minimum and maximum dates, as well as the field (such as </text:span><text:span text:style-name="Source_20_Text"><text:span text:style-name="T12">Calendar.YEAR</text:span></text:span><text:span text:style-name="T13">) to increment or decrement. Note, however, that some types of look and feel ignore the specified field, and instead change the field that appears selected. The Another Date spinner uses this model, created with the following code:</text:span></text:p>
      <text:p text:style-name="P1"><text:span text:style-name="T13"/></text:p>
      <text:p text:style-name="P16">Date initDate = calendar.getTime();</text:p>
      <text:p text:style-name="P16">calendar.add(Calendar.YEAR, -100);</text:p>
      <text:p text:style-name="P16">Date earliestDate = calendar.getTime();</text:p>
      <text:p text:style-name="P16"><text:soft-page-break/>calendar.add(Calendar.YEAR, 200);</text:p>
      <text:p text:style-name="P16">Date latestDate = calendar.getTime();</text:p>
      <text:p text:style-name="P16">model = new SpinnerDateModel(initDate,</text:p>
      <text:p text:style-name="P17"><text:s text:c="29"/><text:span text:style-name="T14">earliestDate,</text:span></text:p>
      <text:p text:style-name="P17"><text:s text:c="29"/><text:span text:style-name="T14">latestDate,</text:span></text:p>
      <text:p text:style-name="P17"><text:s text:c="29"/><text:span text:style-name="T14">Calendar.YEAR);</text:span></text:p>
      <text:p text:style-name="P9"/>
      <text:p text:style-name="P9"><text:a xlink:type="simple" xlink:href="https://docs.oracle.com/javase/tutorial/uiswing/components/spinner.html" text:style-name="Internet_20_link" text:visited-style-name="Visited_20_Internet_20_Link">https://docs.oracle.com/javase/tutorial/uiswing/components/spinner.html</text:a></text:p>
      <text:p text:style-name="P9"/>
      <text:p text:style-name="P9"/>
      <text:p text:style-name="P1"/>
      <text:p text:style-name="P1">Tu tarea consistirá en generar una aplicación que cuente con un diálogo nuevo en el que crearás la interfaz con las restricciones que se indican más arriba. Además de añadir los componentes que necesites para darle funcionalidad deberás cumplir con los siguientes requisitos no funcionales:</text:p>
      <text:p text:style-name="P1"/>
      <text:list xml:id="list4704130681209106154" text:style-name="L6">
        <text:list-item>
          <text:p text:style-name="P3">Debes cambiar el nombre y añadir un <text:span text:style-name="T1">ToolTipText</text:span> a los componentes.</text:p>
        </text:list-item>
        <text:list-item>
          <text:p text:style-name="P3">Modifica el formato de texto de las etiquetas y añade separadores y paneles con título para aportar vistosidad a la interfaz.</text:p>
        </text:list-item>
        <text:list-item>
          <text:p text:style-name="P3">Utiliza el modo de diseño libre para colocar los componentes en el diálogo. Cuida que la composición quede armónica.</text:p>
        </text:list-item>
        <text:list-item>
          <text:p text:style-name="P3">La interfaz generada irá conectada a la interfaz principal de la aplicación mediante el <text:span text:style-name="T26">menú principal</text:span> y mediante un botón que debes añadirle que tendrás que programar correctamente para que abran el diálogo que has creado.</text:p>
        </text:list-item>
        <text:list-item>
          <text:p text:style-name="P3">Debes crear la interfaz modal.</text:p>
        </text:list-item>
        <text:list-item>
          <text:p text:style-name="P11">Cuando se selecciona como tipo de evento banquete o jornada los componentes para número de días y habitaciones deben estar desactivados, sin embargo si es congreso se deben activar.</text:p>
          <text:list>
            <text:list-header>
              <text:p text:style-name="P11">If(congreso == false) {</text:p>
              <text:list>
                <text:list-header>
                  <text:p text:style-name="P11">numeroDias y numeroHabitaciones = false (desactivado)</text:p>
                </text:list-header>
              </text:list>
              <text:p text:style-name="P11">}</text:p>
            </text:list-header>
          </text:list>
        </text:list-item>
        <text:list-item>
          <text:p text:style-name="P14">Deberán poder verse las reservas realizadas hasta el momento.</text:p>
        </text:list-item>
      </text:list>
      <text:p text:style-name="P1"/>
      <text:p text:style-name="P1">Enlaces de interes:</text:p>
      <text:p text:style-name="P1"><text:a xlink:type="simple" xlink:href="http://chuwiki.chuidiang.org/index.php?title=JFrame_y_JDialog" text:style-name="Internet_20_link" text:visited-style-name="Visited_20_Internet_20_Link">http://chuwiki.chuidiang.org/index.php?title=JFrame_y_JDialog</text:a></text:p>
      <text:p text:style-name="P1"/>
      <text:p text:style-name="P15"><text:span text:style-name="T1">Criterios de puntuación. Total 10 puntos.</text:span></text:p>
      <text:list xml:id="list4756125186804114215" text:style-name="L7">
        <text:list-item>
          <text:p text:style-name="P4">Creación de la interfaz empleando los componentes más adecuados. 2 puntos.</text:p>
        </text:list-item>
        <text:list-item>
          <text:p text:style-name="P4">Cambiar los nombres y ToolTipText para los elementos de formulario adecuado: 1 punto.</text:p>
        </text:list-item>
        <text:list-item>
          <text:p text:style-name="P4">Distribuir los elementos adecuadamente usando el modo de distribución libre. 0,5 punto.</text:p>
        </text:list-item>
        <text:list-item>
          <text:p text:style-name="P4">Modificar la fuente de las etiquetas para dar vistosidad a la interfaz. 1 punto.</text:p>
        </text:list-item>
        <text:list-item>
          <text:p text:style-name="P4">Añadir el código para poder abrir el diálogo en modo modal desde la ventana principal usando el menú y usando un botón al que se gestione el evento. 2 puntos.</text:p>
        </text:list-item>
        <text:list-item>
          <text:p text:style-name="P4">Añadir la gestión de eventos necesaria para que cuando se seleccione la opción congreso se active el número de días y si necesita habitaciones, y se desactive en caso contrario. 1.5 puntos. <text:s/></text:p>
        </text:list-item>
        <text:list-item>
          <text:p text:style-name="P4">Mostrar las reservas realizadas hasta el momento: 3 puntos.</text:p>
        </text:list-item>
        <text:list-item>
          <text:p text:style-name="P4">Se valorará positivamente que seas original y hagas aportaciones propias, por ejemplo, incluyendo una imagen en la interfaz.</text:p>
        </text:list-item>
      </text:list>
      <text:p text:style-name="P1"/>
      <text:p text:style-name="P6">Recursos necesarios para realizar la Tarea.</text:p>
      <text:p text:style-name="P1">No necesitas recursos adicionales para realizar esta tarea.</text:p>
      <text:p text:style-name="P1"/>
      <text:p text:style-name="P6">Consejos y recomendaciones.</text:p>
      <text:p text:style-name="P1">Te recomendamos que diseñes la interfaz previamente haciendo un dibujo sencillo para idear qué componentes vas a usar y como los vas a distribuir. Piensa también en las acciones que necesitarás para dar funcionalidad a la aplicación identificando en que momentos necesitarás añadir código.</text:p>
      <text:p text:style-name="P1"/>
      <text:p text:style-name="P6">Indicaciones de entrega.</text:p>
      <text:p text:style-name="P1">Una vez realizada la tarea tendrás que comprimir los archivos que has generado y subirlos a la plataforma. La estructura de archivos a entregar dentro del archivo comprimido es como sigue:</text:p>
      <text:list xml:id="list2586115733688048368" text:style-name="L8">
        <text:list-item>
          <text:p text:style-name="P5">Un directorio llamado leeme donde incluyas un archivo de texto con las observaciones que le quieras hacer al profesor o profesora.</text:p>
        </text:list-item>
        <text:list-item>
          <text:p text:style-name="P5">Un directorio llamado programa en el que incluyas:</text:p>
          <text:list>
            <text:list-item>
              <text:p text:style-name="P5">El directorio con el proyecto NetBeans que has realizado.</text:p>
            </text:list-item>
          </text:list>
        </text:list-item>
      </text:list>
      <text:p text:style-name="P1"/>
      <text:p text:style-name="P1">El envío se realizará a través de la plataforma de la forma establecida para ello, y el archivo se nombrará siguiendo las siguientes pautas:</text:p>
      <text:p text:style-name="P1"/>
      <text:p text:style-name="P1">apellido1_apellido2_nombre_SIGxx_Tarea</text:p>
      <text:p text:style-name="P1"/>
      <text:p text:style-name="P1">Asegúrate que el nombre no contenga la letra ñ, tildes ni caracteres especiales extraños. Así por ejemplo la alumna Begoña Sánchez Mañas para la primera unidad del MP de DI, debería nombrar esta tarea como...</text:p>
      <text:p text:style-name="P1"/>
      <text:p text:style-name="P1">sanchez_manas_begona_DI01_Tare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Arial1" svg:font-family="Arial, Helvetica, sans-serif"/>
    <style:font-face style:name="Monaco" svg:font-family="Monaco, Courier, 'Courier New'"/>
    <style:font-face style:name="OpenSymbol" svg:font-family="OpenSymbol"/>
    <style:font-face style:name="Poppins" svg:font-family="Poppins, sans-serif"/>
    <style:font-face style:name="SFMono-Regular" svg:font-family="SFMono-Regular, Menlo, Monaco, Consolas, 'Liberation Mono', 'Courier New', monospace"/>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MS PGothic" style:font-name-complex="Courier New"/>
    </style:style>
    <style:style style:name="ACRONYM"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29M50S</meta:editing-duration>
    <meta:editing-cycles>7</meta:editing-cycles>
    <meta:generator>OpenOffice/4.1.9$Win32 OpenOffice.org_project/419m1$Build-9805</meta:generator>
    <dc:date>2021-11-14T19:53:42.77</dc:date>
    <meta:document-statistic meta:table-count="0" meta:image-count="0" meta:object-count="0" meta:page-count="3" meta:paragraph-count="68" meta:word-count="995" meta:character-count="6735"/>
    <meta:user-defined meta:name="Info 1"/>
    <meta:user-defined meta:name="Info 2"/>
    <meta:user-defined meta:name="Info 3"/>
    <meta:user-defined meta:name="Info 4"/>
  </office:meta>
</office:document-meta>
</file>